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/>
      <style:text-properties fo:background-color="#ffffff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background-color="#ffffff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background-color="#ffffff"/>
    </style:style>
    <style:style style:name="T3" style:family="text">
      <style:text-properties fo:font-weight="bold" style:font-weight-asian="bold" fo:background-color="#ffffff"/>
    </style:style>
    <style:style style:name="T4" style:family="text">
      <style:text-properties style:text-underline-style="none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UNIVERSIDADE FEDERAL DA FRONTEIRA SUL - CAMPUS CHAPECÓ</text:span></text:p>
      <text:p text:style-name="P1"><text:span text:style-name="T1">DEPARTAMENTO DE CIÊNCIA DA COMPUTAÇÃO</text:span></text:p>
      <text:p text:style-name="P1"><text:span text:style-name="T1">CCR: TÓPICOS ESPECIAIS EM DESENVOLVIMENTO WEB</text:span></text:p>
      <text:p text:style-name="P1"><text:span text:style-name="T1">ACADÊMICO: FELIPE CHABATURA NETO</text:span></text:p>
      <text:p text:style-name="P2"/>
      <text:p text:style-name="P4"><text:span text:style-name="T1">DESCRIÇÃO DE PROJETO NP1</text:span></text:p>
      <text:p text:style-name="P3"/>
      <text:p text:style-name="P1"/>
      <text:p text:style-name="P7">O seguinte projeto se trata de um website desenvolvido para um hotel fictício chamado “Hotel Overlook”. O site Possui uma estrutura simples, possuindo apenas uma homepage, uma página para contato, uma página de login, uma página de cadastro, uma página de sobre e uma página para realizar as reservas <text:span text:style-name="T2">(que ainda não foi desenvolvida). O site está sendo desenvolvido utilizando o framework bootstrap.</text:span></text:p>
      <text:p text:style-name="P8"/>
      <text:p text:style-name="P1"><text:span text:style-name="T3">Alguns componentes do bootstrap utilizados:</text:span></text:p>
      <text:list xml:id="list3124814748702188922" text:style-name="WWNum1">
        <text:list-item>
          <text:p text:style-name="P9"><text:span text:style-name="T2">Jumbotron: Utilizado para destacar o logotipo e o nome do site na homepage, assim como o botão de efetuar reserva.</text:span></text:p>
        </text:list-item>
        <text:list-item>
          <text:p text:style-name="P9"><text:span text:style-name="T2">Navbar: Utilizado para criar a barra de navegação do site.</text:span></text:p>
        </text:list-item>
        <text:list-item>
          <text:p text:style-name="P9"><text:span text:style-name="T2">Page Header: Utilizado para encapsular Títulos em algumas páginas.</text:span></text:p>
        </text:list-item>
        <text:list-item>
          <text:p text:style-name="P9"><text:span text:style-name="T2">Carousel: Utilizado para exibir algumas imagens na página principal.</text:span></text:p>
        </text:list-item>
        <text:list-item>
          <text:p text:style-name="P9"><text:span text:style-name="T2">Form-Group: Utilizado para estruturar formulários.</text:span></text:p>
        </text:list-item>
      </text:list>
      <text:p text:style-name="P5"/>
      <text:p text:style-name="P1"><text:span text:style-name="T3">Alguns componentes do javascript utilizados:</text:span></text:p>
      <text:list xml:id="list8987873125560572499" text:style-name="WWNum2">
        <text:list-item>
          <text:p text:style-name="P10"><text:span text:style-name="T2">Collapse: Utilizado para transformações os elementos da barra de navegação em um menu drop-down quando o tamanho da tela é reduzido. 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80" meta:character-count="1173" meta:non-whitespace-character-count="1012"/>
    <meta:generator>LibreOfficeDev/5.1.0.3$Linux_X86_64 LibreOffice_project/</meta:generator>
  </office:meta>
</office:document-meta>
</file>